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0.4258333333333cm" style:use-optimal-column-width="true"/>
    </style:style>
    <style:style style:name="co3" style:family="table-column">
      <style:table-column-properties fo:break-before="auto" style:column-width="19.5368333333333cm" style:use-optimal-column-width="true"/>
    </style:style>
    <style:style style:name="co4" style:family="table-column">
      <style:table-column-properties fo:break-before="auto" style:column-width="1.841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DA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503&amp;etype=r17&amp;type=intgrade</text:p>
          </table:table-cell>
          <table:table-cell office:value-type="string" table:style-name="ce1">
            <text:p>B.Tech I Year II Semester (R18) Regular Examinations Results</text:p>
          </table:table-cell>
          <table:table-cell office:value-type="date" office:date-value="2021-12-16T00:00:00" table:style-name="ce2">
            <text:p>16-Dec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502&amp;etype=r17&amp;type=intgrade</text:p>
          </table:table-cell>
          <table:table-cell office:value-type="string" table:style-name="ce1">
            <text:p>B.Tech III Year II Semester (R18) Regular Examinations Results</text:p>
          </table:table-cell>
          <table:table-cell office:value-type="date" office:date-value="2021-12-09T00:00:00" table:style-name="ce2">
            <text:p>09-Dec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504&amp;etype=r17&amp;type=intgrade</text:p>
          </table:table-cell>
          <table:table-cell office:value-type="string" table:style-name="ce1">
            <text:p>B.Tech I Year I Semester (R18) Supplementary Examinations Results</text:p>
          </table:table-cell>
          <table:table-cell office:value-type="date" office:date-value="2021-11-22T00:00:00" table:style-name="ce2">
            <text:p>22-Nov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96&amp;etype=r17&amp;type=intgrade</text:p>
          </table:table-cell>
          <table:table-cell office:value-type="string" table:style-name="ce1">
            <text:p>B.Tech II Year I Semester (R18) Supplementary Examinations Results</text:p>
          </table:table-cell>
          <table:table-cell office:value-type="date" office:date-value="2021-11-20T00:00:00" table:style-name="ce2">
            <text:p>20-Nov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501&amp;etype=r17&amp;type=intgrade</text:p>
          </table:table-cell>
          <table:table-cell office:value-type="string" table:style-name="ce1">
            <text:p>B.Tech II Year II Semester (R18) Regular Examinations Results</text:p>
          </table:table-cell>
          <table:table-cell office:value-type="date" office:date-value="2021-11-18T00:00:00" table:style-name="ce2">
            <text:p>18-Nov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91&amp;etype=r17&amp;type=intgrade</text:p>
          </table:table-cell>
          <table:table-cell office:value-type="string" table:style-name="ce1">
            <text:p>B.Tech III Year I Semester (R18) Supplementary Examinations Results</text:p>
          </table:table-cell>
          <table:table-cell office:value-type="date" office:date-value="2021-11-18T00:00:00" table:style-name="ce2">
            <text:p>18-Nov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81&amp;etype=r17&amp;result=gradercrv&amp;type=rcrvintgrade</text:p>
          </table:table-cell>
          <table:table-cell office:value-type="string" table:style-name="ce1">
            <text:p>RC/RV B.Tech I Year II Semester (R18) Supplementary Examinations Results</text:p>
          </table:table-cell>
          <table:table-cell office:value-type="date" office:date-value="2021-10-13T00:00:00" table:style-name="ce2">
            <text:p>13-Oct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67&amp;etype=r17&amp;result=gradercrv&amp;type=rcrvintgrade</text:p>
          </table:table-cell>
          <table:table-cell office:value-type="string" table:style-name="ce1">
            <text:p>RC/RV B.Tech I Year I Semester (R18) Regular Examinations Results</text:p>
          </table:table-cell>
          <table:table-cell office:value-type="date" office:date-value="2021-09-26T00:00:00" table:style-name="ce2">
            <text:p>26-Sep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81&amp;etype=r17&amp;type=intgrade</text:p>
          </table:table-cell>
          <table:table-cell office:value-type="string" table:style-name="ce1">
            <text:p>B.Tech I Year II Semester (R18) Supplementary Examinations Results</text:p>
          </table:table-cell>
          <table:table-cell office:value-type="date" office:date-value="2021-09-20T00:00:00" table:style-name="ce2">
            <text:p>20-Sep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76&amp;etype=r17&amp;type=intgrade</text:p>
          </table:table-cell>
          <table:table-cell office:value-type="string" table:style-name="ce1">
            <text:p>B.Tech II Year II Semester (R18) Supplementary Examinations Results</text:p>
          </table:table-cell>
          <table:table-cell office:value-type="date" office:date-value="2021-09-15T00:00:00" table:style-name="ce2">
            <text:p>15-Sep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67&amp;etype=r17&amp;type=intgrade</text:p>
          </table:table-cell>
          <table:table-cell office:value-type="string" table:style-name="ce1">
            <text:p>B.Tech I Year I Semester (R18) Regular Examinations Results</text:p>
          </table:table-cell>
          <table:table-cell office:value-type="date" office:date-value="2021-09-06T00:00:00" table:style-name="ce2">
            <text:p>06-Sep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49&amp;etype=r17&amp;result=gradercrv&amp;type=rcrvintgrade</text:p>
          </table:table-cell>
          <table:table-cell office:value-type="string" table:style-name="ce1">
            <text:p>RC/RV B.Tech II Year I Semester (R18) Regular Examinations Results</text:p>
          </table:table-cell>
          <table:table-cell office:value-type="date" office:date-value="2021-09-02T00:00:00" table:style-name="ce2">
            <text:p>02-Sep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54&amp;etype=r17&amp;result=gradercrv&amp;type=rcrvintgrade</text:p>
          </table:table-cell>
          <table:table-cell office:value-type="string" table:style-name="ce1">
            <text:p>RC/RV B.Tech III Year I Semester (R18) Regular Examinations Results</text:p>
          </table:table-cell>
          <table:table-cell office:value-type="date" office:date-value="2021-09-01T00:00:00" table:style-name="ce2">
            <text:p>01-Sep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49&amp;etype=r17&amp;type=intgrade</text:p>
          </table:table-cell>
          <table:table-cell office:value-type="string" table:style-name="ce1">
            <text:p>B.Tech II Year I Semester (R18) Regular Examinations Results</text:p>
          </table:table-cell>
          <table:table-cell office:value-type="date" office:date-value="2021-07-19T00:00:00" table:style-name="ce2">
            <text:p>19-Jul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54&amp;etype=r17&amp;type=intgrade</text:p>
          </table:table-cell>
          <table:table-cell office:value-type="string" table:style-name="ce1">
            <text:p>B.Tech III Year I Semester (R18) Regular Examinations Results</text:p>
          </table:table-cell>
          <table:table-cell office:value-type="date" office:date-value="2021-07-19T00:00:00" table:style-name="ce2">
            <text:p>19-Jul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47&amp;etype=r17&amp;result=gradercrv&amp;type=rcrvintgrade</text:p>
          </table:table-cell>
          <table:table-cell office:value-type="string" table:style-name="ce1">
            <text:p>RC/RV B.Tech II Year II Semester (R18) Regular during COVID Pandemic Examinations Results</text:p>
          </table:table-cell>
          <table:table-cell office:value-type="date" office:date-value="2021-04-06T00:00:00" table:style-name="ce2">
            <text:p>06-Apr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47&amp;etype=r17&amp;type=intgrade</text:p>
          </table:table-cell>
          <table:table-cell office:value-type="string" table:style-name="ce1">
            <text:p>B.Tech II Year II Semester (R18) Regular during COVID Pandemic Examinations Results</text:p>
          </table:table-cell>
          <table:table-cell office:value-type="date" office:date-value="2021-03-06T00:00:00" table:style-name="ce2">
            <text:p>06-Mar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48&amp;etype=r17&amp;type=intgrade</text:p>
          </table:table-cell>
          <table:table-cell office:value-type="string" table:style-name="ce1">
            <text:p>B.Tech I Year II Semester (R18) Regular during COVID Pandemic Examinations Results</text:p>
          </table:table-cell>
          <table:table-cell office:value-type="date" office:date-value="2021-03-06T00:00:00" table:style-name="ce2">
            <text:p>06-Mar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25&amp;etype=r17&amp;result=gradercrv&amp;type=rcrvintgrade</text:p>
          </table:table-cell>
          <table:table-cell office:value-type="string" table:style-name="ce1">
            <text:p>RC/RV B.Tech II Year I Semester (R18) Supplementary Examinations Results</text:p>
          </table:table-cell>
          <table:table-cell office:value-type="date" office:date-value="2021-02-26T00:00:00" table:style-name="ce2">
            <text:p>26-Feb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37&amp;etype=r17&amp;result=gradercrv&amp;type=rcrvintgrade</text:p>
          </table:table-cell>
          <table:table-cell office:value-type="string" table:style-name="ce1">
            <text:p>RC/RV B.Tech II Year II Semester (R18) Regular Examinations Results</text:p>
          </table:table-cell>
          <table:table-cell office:value-type="date" office:date-value="2021-02-25T00:00:00" table:style-name="ce2">
            <text:p>25-Feb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30&amp;etype=r17&amp;result=gradercrv&amp;type=rcrvintgrade</text:p>
          </table:table-cell>
          <table:table-cell office:value-type="string" table:style-name="ce1">
            <text:p>RC/RV B.Tech I Year I Semester (R18) Supplementary Examinations Results</text:p>
          </table:table-cell>
          <table:table-cell office:value-type="date" office:date-value="2021-02-25T00:00:00" table:style-name="ce2">
            <text:p>25-Feb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35&amp;etype=r17&amp;result=gradercrv&amp;type=rcrvintgrade</text:p>
          </table:table-cell>
          <table:table-cell office:value-type="string" table:style-name="ce1">
            <text:p>RC/RV B.Tech I Year II Semester (R18) Regular Examinations Results</text:p>
          </table:table-cell>
          <table:table-cell office:value-type="date" office:date-value="2021-02-25T00:00:00" table:style-name="ce2">
            <text:p>25-Feb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37&amp;etype=r17&amp;type=intgrade</text:p>
          </table:table-cell>
          <table:table-cell office:value-type="string" table:style-name="ce1">
            <text:p>B.Tech II Year II Semester (R18) Regular Examinations Results</text:p>
          </table:table-cell>
          <table:table-cell office:value-type="date" office:date-value="2021-01-25T00:00:00" table:style-name="ce2">
            <text:p>25-Jan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35&amp;etype=r17&amp;type=intgrade</text:p>
          </table:table-cell>
          <table:table-cell office:value-type="string" table:style-name="ce1">
            <text:p>B.Tech I Year II Semester (R18) Regular Examinations Results</text:p>
          </table:table-cell>
          <table:table-cell office:value-type="date" office:date-value="2021-01-21T00:00:00" table:style-name="ce2">
            <text:p>21-Jan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25&amp;etype=r17&amp;type=intgrade</text:p>
          </table:table-cell>
          <table:table-cell office:value-type="string" table:style-name="ce1">
            <text:p>B.Tech II Year I Semester (R18) Supplementary Examinations Results</text:p>
          </table:table-cell>
          <table:table-cell office:value-type="date" office:date-value="2021-01-11T00:00:00" table:style-name="ce2">
            <text:p>11-Jan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30&amp;etype=r17&amp;type=intgrade</text:p>
          </table:table-cell>
          <table:table-cell office:value-type="string" table:style-name="ce1">
            <text:p>B.Tech I Year I Semester (R18) Supplementary Examinations Results</text:p>
          </table:table-cell>
          <table:table-cell office:value-type="date" office:date-value="2021-01-11T00:00:00" table:style-name="ce2">
            <text:p>11-Jan-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404&amp;etype=r17&amp;type=grade17</text:p>
          </table:table-cell>
          <table:table-cell office:value-type="string" table:style-name="ce1">
            <text:p>B.Tech I Year I Semester (R18) Regular Examinations Results</text:p>
          </table:table-cell>
          <table:table-cell office:value-type="date" office:date-value="2020-03-03T00:00:00" table:style-name="ce2">
            <text:p>03-Mar-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391&amp;etype=r17&amp;type=grade17</text:p>
          </table:table-cell>
          <table:table-cell office:value-type="string" table:style-name="ce1">
            <text:p>B.Tech II Year I Semester (R18) Regular Examinations Results</text:p>
          </table:table-cell>
          <table:table-cell office:value-type="date" office:date-value="2020-02-16T00:00:00" table:style-name="ce2">
            <text:p>16-Feb-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381&amp;etype=r16&amp;result=gradercrv&amp;type=rcrvintgrade</text:p>
          </table:table-cell>
          <table:table-cell office:value-type="string" table:style-name="ce1">
            <text:p>RCRV B.Tech I Year II Semester (R18) Advanced Supplementary Examinations Results</text:p>
          </table:table-cell>
          <table:table-cell office:value-type="date" office:date-value="2019-10-18T00:00:00" table:style-name="ce2">
            <text:p>18-Oct-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381&amp;etype=r16&amp;type=grade16</text:p>
          </table:table-cell>
          <table:table-cell office:value-type="string" table:style-name="ce1">
            <text:p>B.Tech I Year II Semester (R18) Advanced Supplementary Examinations Results</text:p>
          </table:table-cell>
          <table:table-cell office:value-type="date" office:date-value="2019-09-16T00:00:00" table:style-name="ce2">
            <text:p>16-Sep-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363&amp;etype=rcrv</text:p>
          </table:table-cell>
          <table:table-cell office:value-type="string" table:style-name="ce1">
            <text:p>RCRV B.Tech I Year II Semester (R18) Regular Examinations Results(Studied 1-1 in R16 AND 1-2 IN R18 Regulation students)</text:p>
          </table:table-cell>
          <table:table-cell office:value-type="date" office:date-value="2019-08-06T00:00:00" table:style-name="ce2">
            <text:p>06-Aug-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356&amp;etype=rcrv</text:p>
          </table:table-cell>
          <table:table-cell office:value-type="string" table:style-name="ce1">
            <text:p>RCRV B.Tech I Year II Semester (R18) Regular Examinations Results</text:p>
          </table:table-cell>
          <table:table-cell office:value-type="date" office:date-value="2019-08-06T00:00:00" table:style-name="ce2">
            <text:p>06-Aug-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363&amp;etype=r17&amp;type=grade17</text:p>
          </table:table-cell>
          <table:table-cell office:value-type="string" table:style-name="ce1">
            <text:p>I B.Tech. II Semester (R18) Regular Examination Results(Studied 1-1 in R16 AND 1-2 IN R18 Regulation students)</text:p>
          </table:table-cell>
          <table:table-cell office:value-type="date" office:date-value="2019-07-20T00:00:00" table:style-name="ce2">
            <text:p>20-Jul-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356&amp;etype=r16&amp;type=grade16</text:p>
          </table:table-cell>
          <table:table-cell office:value-type="string" table:style-name="ce1">
            <text:p>B.Tech I Year II Semester (R18) Regular Examinations Results</text:p>
          </table:table-cell>
          <table:table-cell office:value-type="date" office:date-value="2019-07-14T00:00:00" table:style-name="ce2">
            <text:p>14-Jul-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358&amp;etype=r16&amp;type=grade16</text:p>
          </table:table-cell>
          <table:table-cell office:value-type="string" table:style-name="ce1">
            <text:p>B.Tech I Year I Semester (R18) Supplementary Examinations Results</text:p>
          </table:table-cell>
          <table:table-cell office:value-type="date" office:date-value="2019-07-14T00:00:00" table:style-name="ce2">
            <text:p>14-Jul-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http://results.jntuh.ac.in/jsp/SearchResult.jsp?degree=btech&amp;examCode=1323&amp;etype=r16&amp;type=grade16</text:p>
          </table:table-cell>
          <table:table-cell office:value-type="string" table:style-name="ce1">
            <text:p>B.Tech I Year I Semester (R18) Regular Examinations Results</text:p>
          </table:table-cell>
          <table:table-cell office:value-type="date" office:date-value="2019-02-16T00:00:00" table:style-name="ce2">
            <text:p>16-Feb-19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database-ranges>
        <table:database-range table:target-range-address="RESULTS.A1:RESULTS.D37" table:display-filter-buttons="tru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aHul 69</meta:initial-creator>
    <dc:creator>SaHul 69</dc:creator>
    <meta:creation-date>2021-12-23T09:03:40Z</meta:creation-date>
    <dc:date>2021-12-26T14:04:49Z</dc:date>
  </office:meta>
</office:document-meta>
</file>